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51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37cm" svg:x="1.4cm" svg:y="0.726cm" presentation:class="title" presentation:placeholder="true" presentation:user-transformed="true">
          <draw:text-box/>
        </draw:frame>
        <draw:rect draw:style-name="gr1" draw:text-style-name="P1" draw:layer="layout" svg:width="5.935cm" svg:height="4.242cm" svg:x="1.648cm" svg:y="3.429cm">
          <text:p text:style-name="P1">Pipeline Context</text:p>
          <text:p text:style-name="P1">(.pmap)</text:p>
        </draw:rect>
        <draw:rect draw:style-name="gr1" draw:text-style-name="P1" xml:id="id1" draw:id="id1" draw:layer="layout" svg:width="5.935cm" svg:height="4.242cm" svg:x="1.649cm" svg:y="3.429cm">
          <text:p text:style-name="P1">Pipeline </text:p>
          <text:p text:style-name="P1">Context</text:p>
          <text:p text:style-name="P1">(.pmap)</text:p>
        </draw:rect>
        <draw:rect draw:style-name="gr1" draw:text-style-name="P1" xml:id="id2" draw:id="id2" draw:layer="layout" svg:width="5.935cm" svg:height="4.242cm" svg:x="6.615cm" svg:y="8.067cm">
          <text:p text:style-name="P1">Instrument </text:p>
          <text:p text:style-name="P1">Context</text:p>
          <text:p text:style-name="P1">(.imap)</text:p>
        </draw:rect>
        <draw:rect draw:style-name="gr1" draw:text-style-name="P1" xml:id="id3" draw:id="id3" draw:layer="layout" svg:width="5.935cm" svg:height="4.132cm" svg:x="12.069cm" svg:y="12.704cm">
          <text:p text:style-name="P1">Reference</text:p>
          <text:p text:style-name="P1">Mapping</text:p>
          <text:p text:style-name="P1">(.rmap)</text:p>
        </draw:rect>
        <draw:connector draw:style-name="gr2" draw:text-style-name="P1" draw:layer="layout" draw:type="line" svg:x1="4.616cm" svg:y1="7.671cm" svg:x2="6.615cm" svg:y2="10.188cm" draw:start-shape="id1" draw:start-glue-point="2" draw:end-shape="id2" draw:end-glue-point="3" svg:d="m4616 7671 1999 2517">
          <text:p/>
        </draw:connector>
        <draw:connector draw:style-name="gr2" draw:text-style-name="P1" draw:layer="layout" draw:type="line" svg:x1="9.582cm" svg:y1="12.309cm" svg:x2="12.069cm" svg:y2="14.77cm" draw:start-shape="id2" draw:start-glue-point="2" draw:end-shape="id3" svg:d="m9582 12309 2487 2461">
          <text:p/>
        </draw:connector>
        <draw:rect draw:style-name="gr1" draw:text-style-name="P1" xml:id="id4" draw:id="id4" draw:layer="layout" svg:width="5.935cm" svg:height="4.242cm" svg:x="20.135cm" svg:y="12.66cm">
          <text:p text:style-name="P1">Reference</text:p>
          <text:p text:style-name="P1">Files</text:p>
          <text:p text:style-name="P1">(.fits, etc.)</text:p>
        </draw:rect>
        <draw:connector draw:style-name="gr2" draw:text-style-name="P1" draw:layer="layout" draw:type="line" svg:x1="18.004cm" svg:y1="14.77cm" svg:x2="20.135cm" svg:y2="14.781cm" draw:start-shape="id3" draw:end-shape="id4" svg:d="m18004 14770 2131 11">
          <text:p/>
        </draw:connector>
        <draw:frame draw:style-name="gr3" draw:layer="layout" svg:width="14.442cm" svg:height="2.384cm" svg:x="11.649cm" svg:y="4.352cm">
          <draw:text-box>
            <text:p>For the purpose of best references determination,</text:p>
            <text:p>CRDS uses a nested hierarchy of 4 different </text:p>
            <text:p>kinds of files which point to one another.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dd Miller</meta:initial-creator>
    <meta:creation-date>2012-02-21T09:13:55</meta:creation-date>
    <meta:editing-duration>PT8M48S</meta:editing-duration>
    <meta:editing-cycles>3</meta:editing-cycles>
    <dc:date>2012-02-21T09:22:37</dc:date>
    <dc:creator>Todd Miller</dc:creator>
    <meta:generator>LibreOffice/3.3$Unix LibreOffice_project/330m19$Build-6</meta:generator>
    <meta:document-statistic meta:object-count="33"/>
  </office:meta>
</office:document-meta>
</file>